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7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6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style-name="ce3">
            <text:p>Titre du projet: <text:s text:c="3"/>Date:</text:p>
          </table:table-cell>
          <table:table-cell table:number-columns-spanned="3" table:number-rows-spanned="1" table:style-name="ce7"/>
          <table:covered-table-cell table:number-columns-repeated="2"/>
          <table:table-cell office:value-type="string" table:style-name="ce4">
            <text:p>Commanditaire: <text:s text:c="38"/>Version du cahier des charges:</text:p>
          </table:table-cell>
          <table:table-cell table:number-columns-spanned="2" table:number-rows-spanned="1" table:style-name="ce8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6">
            <text:p>Contexte et Analyse des besoins:</text:p>
          </table:table-cell>
          <table:table-cell table:number-columns-spanned="6" table:number-rows-spanned="1" table:style-name="ce9"/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Acteurs:</text:p>
          </table:table-cell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Julie Estruch</meta:initial-creator>
    <dc:creator>Mathis Blanchard</dc:creator>
    <meta:creation-date>2017-03-14T12:08:07Z</meta:creation-date>
    <dc:date>2017-03-14T12:36:46Z</dc:date>
  </office:meta>
</office:document-meta>
</file>